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1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^2 score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0.013724" calcext:value-type="float">
            <text:p>0.013724</text:p>
          </table:table-cell>
          <table:table-cell office:value-type="float" office:value="0.872848" calcext:value-type="float">
            <text:p>0.872848</text:p>
          </table:table-cell>
          <table:table-cell office:value-type="string" calcext:value-type="string">
            <text:p>This is not sold try to optimise otherwise remove it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864355" calcext:value-type="float">
            <text:p>0.864355</text:p>
          </table:table-cell>
          <table:table-cell office:value-type="string" calcext:value-type="string">
            <text:p>This is not sold try to optimise otherwise remove it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848533" calcext:value-type="float">
            <text:p>0.848533</text:p>
          </table:table-cell>
          <table:table-cell/>
        </table:table-row>
        <table:table-row table:style-name="ro1">
          <table:table-cell table:style-name="ce4" office:value-type="string" calcext:value-type="string">
            <text:p>LSTM</text:p>
          </table:table-cell>
          <table:table-cell table:style-name="ce7" office:value-type="float" office:value="0.016475" calcext:value-type="float">
            <text:p>0.016475</text:p>
          </table:table-cell>
          <table:table-cell table:style-name="ce7" office:value-type="float" office:value="0.847356" calcext:value-type="float">
            <text:p>0.847356</text:p>
          </table:table-cell>
          <table:table-cell office:value-type="string" calcext:value-type="string">
            <text:p>Try attension based, Do shap analysis</text:p>
          </table:table-cell>
        </table:table-row>
        <table:table-row table:style-name="ro2">
          <table:table-cell office:value-type="string" calcext:value-type="string">
            <text:p>LSTM (Time Series)</text:p>
          </table:table-cell>
          <table:table-cell office:value-type="float" office:value="0.012857" calcext:value-type="float">
            <text:p>0.012857</text:p>
          </table:table-cell>
          <table:table-cell office:value-type="float" office:value="0.835191" calcext:value-type="float">
            <text:p>0.835191</text:p>
          </table:table-cell>
          <table:table-cell office:value-type="string" calcext:value-type="string">
            <text:p>Try attension based, Do shap analysis</text:p>
          </table:table-cell>
        </table:table-row>
        <table:table-row table:style-name="ro1">
          <table:table-cell office:value-type="string" calcext:value-type="string">
            <text:p>LSTM (Hyper parameter Tuning)</text:p>
          </table:table-cell>
          <table:table-cell office:value-type="float" office:value="0.012883" calcext:value-type="float">
            <text:p>0.012883</text:p>
          </table:table-cell>
          <table:table-cell office:value-type="float" office:value="0.834863" calcext:value-type="float">
            <text:p>0.834863</text:p>
          </table:table-cell>
          <table:table-cell office:value-type="string" calcext:value-type="string">
            <text:p>Try attension based, Do shap analysis</text:p>
          </table:table-cell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0.83137" calcext:value-type="float">
            <text:p>0.83137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019652" calcext:value-type="float">
            <text:p>0.019652</text:p>
          </table:table-cell>
          <table:table-cell office:value-type="float" office:value="0.817924" calcext:value-type="float">
            <text:p>0.817924</text:p>
          </table:table-cell>
          <table:table-cell office:value-type="string" calcext:value-type="string">
            <text:p>Try attension based, Do shap analysis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float" office:value="0.022334" calcext:value-type="float">
            <text:p>0.022334</text:p>
          </table:table-cell>
          <table:table-cell office:value-type="float" office:value="0.793073" calcext:value-type="float">
            <text:p>0.7930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09:48:58.037622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14:25:29.429868232</meta:creation-date>
    <dc:date>2025-07-10T10:32:07.392730519</dc:date>
    <meta:editing-duration>PT41M26S</meta:editing-duration>
    <meta:editing-cycles>4</meta:editing-cycles>
    <meta:generator>LibreOffice/25.2.2.2$Linux_X86_64 LibreOffice_project/520$Build-2</meta:generator>
    <meta:document-statistic meta:table-count="1" meta:cell-count="37" meta:object-count="0"/>
  </office:meta>
</office:document-meta>
</file>